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FreeSans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12in" svg:height="3.5449in" svg:x="9.9331in" svg:y="0.6799in">
            <draw:object draw:notify-on-update-of-ranges="Sheet1.B53:Sheet1.B61 Sheet1.A2:Sheet1.A2 Sheet1.C2:Sheet1.C30 Sheet1.A32:Sheet1.A32 Sheet1.C32:Sheet1.C51 Sheet1.A53:Sheet1.A53 Sheet1.C53:Sheet1.C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prout Count</text:p>
          </table:table-cell>
          <table:table-cell office:value-type="string" calcext:value-type="string">
            <text:p>Critical Value</text:p>
          </table:table-cell>
          <table:table-cell office:value-type="string" calcext:value-type="string">
            <text:p>Total Branch Count</text:p>
          </table:table-cell>
          <table:table-cell office:value-type="string" calcext:value-type="string">
            <text:p>Branching Factor</text:p>
          </table:table-cell>
          <table:table-cell office:value-type="string" calcext:value-type="string">
            <text:p>Auxiliary Branch Count</text:p>
          </table:table-cell>
          <table:table-cell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7-13_10.18_A3_1</text:p>
          </table:table-cell>
          <table:table-cell office:value-type="float" office:value="0.604347826086956" calcext:value-type="float">
            <text:p>0.604347826086956</text:p>
          </table:table-cell>
          <table:table-cell office:value-type="float" office:value="230" calcext:value-type="float">
            <text:p>230</text:p>
          </table:table-cell>
          <table:table-cell office:value-type="float" office:value="0.76241059190666" calcext:value-type="float">
            <text:p>0.76241059190666</text:p>
          </table:table-cell>
          <table:table-cell office:value-type="float" office:value="1.2615427060326" calcext:value-type="float">
            <text:p>1.2615427060326</text:p>
          </table:table-cell>
          <table:table-cell office:value-type="float" office:value="0.158062765819704" calcext:value-type="float">
            <text:p>0.1580627658197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7-13_10.18_A3_2</text:p>
          </table:table-cell>
          <table:table-cell office:value-type="float" office:value="1.99615384615385" calcext:value-type="float">
            <text:p>1.99615384615385</text:p>
          </table:table-cell>
          <table:table-cell office:value-type="float" office:value="260" calcext:value-type="float">
            <text:p>260</text:p>
          </table:table-cell>
          <table:table-cell office:value-type="float" office:value="3.79098429788831" calcext:value-type="float">
            <text:p>3.79098429788831</text:p>
          </table:table-cell>
          <table:table-cell office:value-type="float" office:value="1.89914434961649" calcext:value-type="float">
            <text:p>1.89914434961649</text:p>
          </table:table-cell>
          <table:table-cell office:value-type="float" office:value="1.79483045173446" calcext:value-type="float">
            <text:p>1.7948304517344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7-13_10.18_A3_3</text:p>
          </table:table-cell>
          <table:table-cell office:value-type="float" office:value="1.33453237410072" calcext:value-type="float">
            <text:p>1.33453237410072</text:p>
          </table:table-cell>
          <table:table-cell office:value-type="float" office:value="278" calcext:value-type="float">
            <text:p>278</text:p>
          </table:table-cell>
          <table:table-cell office:value-type="float" office:value="1.93337022935874" calcext:value-type="float">
            <text:p>1.93337022935874</text:p>
          </table:table-cell>
          <table:table-cell office:value-type="float" office:value="1.44872486189146" calcext:value-type="float">
            <text:p>1.44872486189146</text:p>
          </table:table-cell>
          <table:table-cell office:value-type="float" office:value="0.598837855258024" calcext:value-type="float">
            <text:p>0.59883785525802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7-13_10.18_A3_4</text:p>
          </table:table-cell>
          <table:table-cell office:value-type="float" office:value="1.52651515151515" calcext:value-type="float">
            <text:p>1.52651515151515</text:p>
          </table:table-cell>
          <table:table-cell office:value-type="float" office:value="264" calcext:value-type="float">
            <text:p>264</text:p>
          </table:table-cell>
          <table:table-cell office:value-type="float" office:value="5.08634513870009" calcext:value-type="float">
            <text:p>5.08634513870009</text:p>
          </table:table-cell>
          <table:table-cell office:value-type="float" office:value="3.33199780798219" calcext:value-type="float">
            <text:p>3.33199780798219</text:p>
          </table:table-cell>
          <table:table-cell office:value-type="float" office:value="3.55982998718494" calcext:value-type="float">
            <text:p>3.5598299871849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7-13_vehiclectrl_1</text:p>
          </table:table-cell>
          <table:table-cell office:value-type="float" office:value="3.88986784140969" calcext:value-type="float">
            <text:p>3.88986784140969</text:p>
          </table:table-cell>
          <table:table-cell office:value-type="float" office:value="227" calcext:value-type="float">
            <text:p>227</text:p>
          </table:table-cell>
          <table:table-cell office:value-type="float" office:value="6.45342765253503" calcext:value-type="float">
            <text:p>6.45342765253503</text:p>
          </table:table-cell>
          <table:table-cell office:value-type="float" office:value="1.65903519493256" calcext:value-type="float">
            <text:p>1.65903519493256</text:p>
          </table:table-cell>
          <table:table-cell office:value-type="float" office:value="2.56355981112534" calcext:value-type="float">
            <text:p>2.5635598111253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7-13_vehiclectrl_2</text:p>
          </table:table-cell>
          <table:table-cell office:value-type="float" office:value="2.85060975609756" calcext:value-type="float">
            <text:p>2.85060975609756</text:p>
          </table:table-cell>
          <table:table-cell office:value-type="float" office:value="328" calcext:value-type="float">
            <text:p>328</text:p>
          </table:table-cell>
          <table:table-cell office:value-type="float" office:value="5.79627263635475" calcext:value-type="float">
            <text:p>5.79627263635475</text:p>
          </table:table-cell>
          <table:table-cell office:value-type="float" office:value="2.03334483927739" calcext:value-type="float">
            <text:p>2.03334483927739</text:p>
          </table:table-cell>
          <table:table-cell office:value-type="float" office:value="2.94566288025718" calcext:value-type="float">
            <text:p>2.9456628802571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7-13_vehiclectrl_3</text:p>
          </table:table-cell>
          <table:table-cell office:value-type="float" office:value="2.34468085106383" calcext:value-type="float">
            <text:p>2.34468085106383</text:p>
          </table:table-cell>
          <table:table-cell office:value-type="float" office:value="235" calcext:value-type="float">
            <text:p>235</text:p>
          </table:table-cell>
          <table:table-cell office:value-type="float" office:value="5.05168266436738" calcext:value-type="float">
            <text:p>5.05168266436738</text:p>
          </table:table-cell>
          <table:table-cell office:value-type="float" office:value="2.15452890404053" calcext:value-type="float">
            <text:p>2.15452890404053</text:p>
          </table:table-cell>
          <table:table-cell office:value-type="float" office:value="2.70700181330355" calcext:value-type="float">
            <text:p>2.707001813303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-7-13_vehiclectrl_4</text:p>
          </table:table-cell>
          <table:table-cell office:value-type="float" office:value="3.58823529411765" calcext:value-type="float">
            <text:p>3.58823529411765</text:p>
          </table:table-cell>
          <table:table-cell office:value-type="float" office:value="221" calcext:value-type="float">
            <text:p>221</text:p>
          </table:table-cell>
          <table:table-cell office:value-type="float" office:value="5.39823881995993" calcext:value-type="float">
            <text:p>5.39823881995993</text:p>
          </table:table-cell>
          <table:table-cell office:value-type="float" office:value="1.50442721211998" calcext:value-type="float">
            <text:p>1.50442721211998</text:p>
          </table:table-cell>
          <table:table-cell office:value-type="float" office:value="1.81000352584228" calcext:value-type="float">
            <text:p>1.810003525842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10.18_A3_1</text:p>
          </table:table-cell>
          <table:table-cell office:value-type="float" office:value="2.25691699604743" calcext:value-type="float">
            <text:p>2.25691699604743</text:p>
          </table:table-cell>
          <table:table-cell office:value-type="float" office:value="253" calcext:value-type="float">
            <text:p>253</text:p>
          </table:table-cell>
          <table:table-cell office:value-type="float" office:value="3.41830486333638" calcext:value-type="float">
            <text:p>3.41830486333638</text:p>
          </table:table-cell>
          <table:table-cell office:value-type="float" office:value="1.51459042105798" calcext:value-type="float">
            <text:p>1.51459042105798</text:p>
          </table:table-cell>
          <table:table-cell office:value-type="float" office:value="1.16138786728895" calcext:value-type="float">
            <text:p>1.1613878672889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10.18_A3_2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575" calcext:value-type="float">
            <text:p>575</text:p>
          </table:table-cell>
          <table:table-cell office:value-type="float" office:value="1.7815551884614" calcext:value-type="float">
            <text:p>1.7815551884614</text:p>
          </table:table-cell>
          <table:table-cell office:value-type="float" office:value="2.08634263414522" calcext:value-type="float">
            <text:p>2.08634263414522</text:p>
          </table:table-cell>
          <table:table-cell office:value-type="float" office:value="0.92764214498314" calcext:value-type="float">
            <text:p>0.927642144983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10.18_A3_3</text:p>
          </table:table-cell>
          <table:table-cell office:value-type="float" office:value="1.5511811023622" calcext:value-type="float">
            <text:p>1.5511811023622</text:p>
          </table:table-cell>
          <table:table-cell office:value-type="float" office:value="254" calcext:value-type="float">
            <text:p>254</text:p>
          </table:table-cell>
          <table:table-cell office:value-type="float" office:value="3.57428857696787" calcext:value-type="float">
            <text:p>3.57428857696787</text:p>
          </table:table-cell>
          <table:table-cell office:value-type="float" office:value="2.30423679834985" calcext:value-type="float">
            <text:p>2.30423679834985</text:p>
          </table:table-cell>
          <table:table-cell office:value-type="float" office:value="2.02310747460567" calcext:value-type="float">
            <text:p>2.0231074746056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10.18_A3_4</text:p>
          </table:table-cell>
          <table:table-cell office:value-type="float" office:value="3.49056603773585" calcext:value-type="float">
            <text:p>3.49056603773585</text:p>
          </table:table-cell>
          <table:table-cell office:value-type="float" office:value="212" calcext:value-type="float">
            <text:p>212</text:p>
          </table:table-cell>
          <table:table-cell office:value-type="float" office:value="4.95305957944468" calcext:value-type="float">
            <text:p>4.95305957944468</text:p>
          </table:table-cell>
          <table:table-cell office:value-type="float" office:value="1.41898463627334" calcext:value-type="float">
            <text:p>1.41898463627334</text:p>
          </table:table-cell>
          <table:table-cell office:value-type="float" office:value="1.46249354170883" calcext:value-type="float">
            <text:p>1.4624935417088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10.18_A3_5</text:p>
          </table:table-cell>
          <table:table-cell office:value-type="float" office:value="1.37179487179487" calcext:value-type="float">
            <text:p>1.37179487179487</text:p>
          </table:table-cell>
          <table:table-cell office:value-type="float" office:value="234" calcext:value-type="float">
            <text:p>234</text:p>
          </table:table-cell>
          <table:table-cell office:value-type="float" office:value="3.23408158156563" calcext:value-type="float">
            <text:p>3.23408158156563</text:p>
          </table:table-cell>
          <table:table-cell office:value-type="float" office:value="2.35755479777681" calcext:value-type="float">
            <text:p>2.35755479777681</text:p>
          </table:table-cell>
          <table:table-cell office:value-type="float" office:value="1.86228670977076" calcext:value-type="float">
            <text:p>1.8622867097707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10.18_A3_6</text:p>
          </table:table-cell>
          <table:table-cell office:value-type="float" office:value="1.8796992481203" calcext:value-type="float">
            <text:p>1.8796992481203</text:p>
          </table:table-cell>
          <table:table-cell office:value-type="float" office:value="133" calcext:value-type="float">
            <text:p>133</text:p>
          </table:table-cell>
          <table:table-cell office:value-type="float" office:value="5.73518882369586" calcext:value-type="float">
            <text:p>5.73518882369586</text:p>
          </table:table-cell>
          <table:table-cell office:value-type="float" office:value="3.05112045420619" calcext:value-type="float">
            <text:p>3.05112045420619</text:p>
          </table:table-cell>
          <table:table-cell office:value-type="float" office:value="3.85548957557555" calcext:value-type="float">
            <text:p>3.8554895755755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10.18_A3_7</text:p>
          </table:table-cell>
          <table:table-cell office:value-type="float" office:value="2.19004524886878" calcext:value-type="float">
            <text:p>2.19004524886878</text:p>
          </table:table-cell>
          <table:table-cell office:value-type="float" office:value="221" calcext:value-type="float">
            <text:p>221</text:p>
          </table:table-cell>
          <table:table-cell office:value-type="float" office:value="3.86675812473169" calcext:value-type="float">
            <text:p>3.86675812473169</text:p>
          </table:table-cell>
          <table:table-cell office:value-type="float" office:value="1.7656064991027" calcext:value-type="float">
            <text:p>1.7656064991027</text:p>
          </table:table-cell>
          <table:table-cell office:value-type="float" office:value="1.67671287586292" calcext:value-type="float">
            <text:p>1.6767128758629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10.18_A3_8</text:p>
          </table:table-cell>
          <table:table-cell office:value-type="float" office:value="0.578723404255319" calcext:value-type="float">
            <text:p>0.578723404255319</text:p>
          </table:table-cell>
          <table:table-cell office:value-type="float" office:value="235" calcext:value-type="float">
            <text:p>235</text:p>
          </table:table-cell>
          <table:table-cell office:value-type="float" office:value="1.00016929591294" calcext:value-type="float">
            <text:p>1.00016929591294</text:p>
          </table:table-cell>
          <table:table-cell office:value-type="float" office:value="1.72823370984957" calcext:value-type="float">
            <text:p>1.72823370984957</text:p>
          </table:table-cell>
          <table:table-cell office:value-type="float" office:value="0.421445891657625" calcext:value-type="float">
            <text:p>0.4214458916576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vehiclectrl_1</text:p>
          </table:table-cell>
          <table:table-cell office:value-type="float" office:value="2.384" calcext:value-type="float">
            <text:p>2.384</text:p>
          </table:table-cell>
          <table:table-cell office:value-type="float" office:value="250" calcext:value-type="float">
            <text:p>250</text:p>
          </table:table-cell>
          <table:table-cell office:value-type="float" office:value="3.66874165464636" calcext:value-type="float">
            <text:p>3.66874165464636</text:p>
          </table:table-cell>
          <table:table-cell office:value-type="float" office:value="1.53890170077448" calcext:value-type="float">
            <text:p>1.53890170077448</text:p>
          </table:table-cell>
          <table:table-cell office:value-type="float" office:value="1.28474165464636" calcext:value-type="float">
            <text:p>1.2847416546463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vehiclectrl_2</text:p>
          </table:table-cell>
          <table:table-cell office:value-type="float" office:value="6.54826254826255" calcext:value-type="float">
            <text:p>6.54826254826255</text:p>
          </table:table-cell>
          <table:table-cell office:value-type="float" office:value="259" calcext:value-type="float">
            <text:p>259</text:p>
          </table:table-cell>
          <table:table-cell office:value-type="float" office:value="10.3600375690301" calcext:value-type="float">
            <text:p>10.3600375690301</text:p>
          </table:table-cell>
          <table:table-cell office:value-type="float" office:value="1.58210479385543" calcext:value-type="float">
            <text:p>1.58210479385543</text:p>
          </table:table-cell>
          <table:table-cell office:value-type="float" office:value="3.81177502076759" calcext:value-type="float">
            <text:p>3.8117750207675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vehiclectrl_3</text:p>
          </table:table-cell>
          <table:table-cell office:value-type="float" office:value="3.54918032786885" calcext:value-type="float">
            <text:p>3.54918032786885</text:p>
          </table:table-cell>
          <table:table-cell office:value-type="float" office:value="244" calcext:value-type="float">
            <text:p>244</text:p>
          </table:table-cell>
          <table:table-cell office:value-type="float" office:value="7.00932343570241" calcext:value-type="float">
            <text:p>7.00932343570241</text:p>
          </table:table-cell>
          <table:table-cell office:value-type="float" office:value="1.97491330059052" calcext:value-type="float">
            <text:p>1.97491330059052</text:p>
          </table:table-cell>
          <table:table-cell office:value-type="float" office:value="3.46014310783356" calcext:value-type="float">
            <text:p>3.4601431078335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vehiclectrl_4</text:p>
          </table:table-cell>
          <table:table-cell office:value-type="float" office:value="1.67136150234742" calcext:value-type="float">
            <text:p>1.67136150234742</text:p>
          </table:table-cell>
          <table:table-cell office:value-type="float" office:value="213" calcext:value-type="float">
            <text:p>213</text:p>
          </table:table-cell>
          <table:table-cell office:value-type="float" office:value="3.82196778373969" calcext:value-type="float">
            <text:p>3.82196778373969</text:p>
          </table:table-cell>
          <table:table-cell office:value-type="float" office:value="2.28673915150717" calcext:value-type="float">
            <text:p>2.28673915150717</text:p>
          </table:table-cell>
          <table:table-cell office:value-type="float" office:value="2.15060628139227" calcext:value-type="float">
            <text:p>2.150606281392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vehiclectrl_5</text:p>
          </table:table-cell>
          <table:table-cell office:value-type="float" office:value="1.64661654135338" calcext:value-type="float">
            <text:p>1.64661654135338</text:p>
          </table:table-cell>
          <table:table-cell office:value-type="float" office:value="399" calcext:value-type="float">
            <text:p>399</text:p>
          </table:table-cell>
          <table:table-cell office:value-type="float" office:value="2.72979345031242" calcext:value-type="float">
            <text:p>2.72979345031242</text:p>
          </table:table-cell>
          <table:table-cell office:value-type="float" office:value="1.65781976662809" calcext:value-type="float">
            <text:p>1.65781976662809</text:p>
          </table:table-cell>
          <table:table-cell office:value-type="float" office:value="1.08317690895903" calcext:value-type="float">
            <text:p>1.0831769089590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18-13_vehiclectrl_6</text:p>
          </table:table-cell>
          <table:table-cell office:value-type="float" office:value="8.41777777777778" calcext:value-type="float">
            <text:p>8.41777777777778</text:p>
          </table:table-cell>
          <table:table-cell office:value-type="float" office:value="450" calcext:value-type="float">
            <text:p>450</text:p>
          </table:table-cell>
          <table:table-cell office:value-type="float" office:value="15.1464246040608" calcext:value-type="float">
            <text:p>15.1464246040608</text:p>
          </table:table-cell>
          <table:table-cell office:value-type="float" office:value="1.79933766415717" calcext:value-type="float">
            <text:p>1.79933766415717</text:p>
          </table:table-cell>
          <table:table-cell office:value-type="float" office:value="6.72864682628304" calcext:value-type="float">
            <text:p>6.728646826283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5-13_10.18_A3_1</text:p>
          </table:table-cell>
          <table:table-cell office:value-type="float" office:value="1.25112107623318" calcext:value-type="float">
            <text:p>1.25112107623318</text:p>
          </table:table-cell>
          <table:table-cell office:value-type="float" office:value="223" calcext:value-type="float">
            <text:p>223</text:p>
          </table:table-cell>
          <table:table-cell office:value-type="float" office:value="2.61955949423959" calcext:value-type="float">
            <text:p>2.61955949423959</text:p>
          </table:table-cell>
          <table:table-cell office:value-type="float" office:value="2.09376977496569" calcext:value-type="float">
            <text:p>2.09376977496569</text:p>
          </table:table-cell>
          <table:table-cell office:value-type="float" office:value="1.36843841800641" calcext:value-type="float">
            <text:p>1.3684384180064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5-13_10.18_A3_2</text:p>
          </table:table-cell>
          <table:table-cell office:value-type="float" office:value="0.932806324110672" calcext:value-type="float">
            <text:p>0.932806324110672</text:p>
          </table:table-cell>
          <table:table-cell office:value-type="float" office:value="253" calcext:value-type="float">
            <text:p>253</text:p>
          </table:table-cell>
          <table:table-cell office:value-type="float" office:value="5.2773915515434" calcext:value-type="float">
            <text:p>5.2773915515434</text:p>
          </table:table-cell>
          <table:table-cell office:value-type="float" office:value="5.65754263788339" calcext:value-type="float">
            <text:p>5.65754263788339</text:p>
          </table:table-cell>
          <table:table-cell office:value-type="float" office:value="4.34458522743273" calcext:value-type="float">
            <text:p>4.3445852274327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5-13_10.18_A3_3</text:p>
          </table:table-cell>
          <table:table-cell office:value-type="float" office:value="2.17307692307692" calcext:value-type="float">
            <text:p>2.17307692307692</text:p>
          </table:table-cell>
          <table:table-cell office:value-type="float" office:value="260" calcext:value-type="float">
            <text:p>260</text:p>
          </table:table-cell>
          <table:table-cell office:value-type="float" office:value="5.29079175459173" calcext:value-type="float">
            <text:p>5.29079175459173</text:p>
          </table:table-cell>
          <table:table-cell office:value-type="float" office:value="2.43470063043159" calcext:value-type="float">
            <text:p>2.43470063043159</text:p>
          </table:table-cell>
          <table:table-cell office:value-type="float" office:value="3.11771483151481" calcext:value-type="float">
            <text:p>3.1177148315148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5-13_10.18_A3_4</text:p>
          </table:table-cell>
          <table:table-cell office:value-type="float" office:value="1.3" calcext:value-type="float">
            <text:p>1.3</text:p>
          </table:table-cell>
          <table:table-cell office:value-type="float" office:value="260" calcext:value-type="float">
            <text:p>260</text:p>
          </table:table-cell>
          <table:table-cell office:value-type="float" office:value="2.6346385951188" calcext:value-type="float">
            <text:p>2.6346385951188</text:p>
          </table:table-cell>
          <table:table-cell office:value-type="float" office:value="2.02664507316831" calcext:value-type="float">
            <text:p>2.02664507316831</text:p>
          </table:table-cell>
          <table:table-cell office:value-type="float" office:value="1.3346385951188" calcext:value-type="float">
            <text:p>1.334638595118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5-13_vehiclectrl_1</text:p>
          </table:table-cell>
          <table:table-cell office:value-type="float" office:value="0.543589743589743" calcext:value-type="float">
            <text:p>0.543589743589743</text:p>
          </table:table-cell>
          <table:table-cell office:value-type="float" office:value="195" calcext:value-type="float">
            <text:p>195</text:p>
          </table:table-cell>
          <table:table-cell office:value-type="float" office:value="1.00101569501784" calcext:value-type="float">
            <text:p>1.00101569501784</text:p>
          </table:table-cell>
          <table:table-cell office:value-type="float" office:value="1.84149113706112" calcext:value-type="float">
            <text:p>1.84149113706112</text:p>
          </table:table-cell>
          <table:table-cell office:value-type="float" office:value="0.457425951428098" calcext:value-type="float">
            <text:p>0.4574259514280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5-13_vehiclectrl_2</text:p>
          </table:table-cell>
          <table:table-cell office:value-type="float" office:value="0.543589743589743" calcext:value-type="float">
            <text:p>0.543589743589743</text:p>
          </table:table-cell>
          <table:table-cell office:value-type="float" office:value="195" calcext:value-type="float">
            <text:p>195</text:p>
          </table:table-cell>
          <table:table-cell office:value-type="float" office:value="1.00101569501784" calcext:value-type="float">
            <text:p>1.00101569501784</text:p>
          </table:table-cell>
          <table:table-cell office:value-type="float" office:value="1.84149113706112" calcext:value-type="float">
            <text:p>1.84149113706112</text:p>
          </table:table-cell>
          <table:table-cell office:value-type="float" office:value="0.457425951428098" calcext:value-type="float">
            <text:p>0.45742595142809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-5-13_vehiclectrl_3</text:p>
          </table:table-cell>
          <table:table-cell office:value-type="float" office:value="1.3906976744186" calcext:value-type="float">
            <text:p>1.3906976744186</text:p>
          </table:table-cell>
          <table:table-cell office:value-type="float" office:value="215" calcext:value-type="float">
            <text:p>215</text:p>
          </table:table-cell>
          <table:table-cell office:value-type="float" office:value="2.80018206081374" calcext:value-type="float">
            <text:p>2.80018206081374</text:p>
          </table:table-cell>
          <table:table-cell office:value-type="float" office:value="2.01350883971557" calcext:value-type="float">
            <text:p>2.01350883971557</text:p>
          </table:table-cell>
          <table:table-cell office:value-type="float" office:value="1.40948438639514" calcext:value-type="float">
            <text:p>1.409484386395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</text:p>
          </table:table-cell>
          <table:table-cell office:value-type="float" office:value="2.81954887218045" calcext:value-type="float">
            <text:p>2.81954887218045</text:p>
          </table:table-cell>
          <table:table-cell office:value-type="float" office:value="133" calcext:value-type="float">
            <text:p>133</text:p>
          </table:table-cell>
          <table:table-cell office:value-type="float" office:value="4.809722770011" calcext:value-type="float">
            <text:p>4.809722770011</text:p>
          </table:table-cell>
          <table:table-cell office:value-type="float" office:value="1.70584834243057" calcext:value-type="float">
            <text:p>1.70584834243057</text:p>
          </table:table-cell>
          <table:table-cell office:value-type="float" office:value="1.99017389783055" calcext:value-type="float">
            <text:p>1.99017389783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(10)</text:p>
          </table:table-cell>
          <table:table-cell office:value-type="float" office:value="1.34594594594595" calcext:value-type="float">
            <text:p>1.34594594594595</text:p>
          </table:table-cell>
          <table:table-cell office:value-type="float" office:value="185" calcext:value-type="float">
            <text:p>185</text:p>
          </table:table-cell>
          <table:table-cell office:value-type="float" office:value="1.86623867420019" calcext:value-type="float">
            <text:p>1.86623867420019</text:p>
          </table:table-cell>
          <table:table-cell office:value-type="float" office:value="1.3865628703897" calcext:value-type="float">
            <text:p>1.3865628703897</text:p>
          </table:table-cell>
          <table:table-cell office:value-type="float" office:value="0.520292728254246" calcext:value-type="float">
            <text:p>0.520292728254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(2)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132" calcext:value-type="float">
            <text:p>132</text:p>
          </table:table-cell>
          <table:table-cell office:value-type="float" office:value="4.11289982587228" calcext:value-type="float">
            <text:p>4.11289982587228</text:p>
          </table:table-cell>
          <table:table-cell office:value-type="float" office:value="1.35725694253785" calcext:value-type="float">
            <text:p>1.35725694253785</text:p>
          </table:table-cell>
          <table:table-cell office:value-type="float" office:value="1.08259679556925" calcext:value-type="float">
            <text:p>1.082596795569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A</text:p>
          </table:table-cell>
          <table:table-cell office:value-type="string" calcext:value-type="string">
            <text:p>Column 1 Well 1 7-6-13(3)</text:p>
          </table:table-cell>
          <table:table-cell office:value-type="float" office:value="3.45161290322581" calcext:value-type="float">
            <text:p>3.45161290322581</text:p>
          </table:table-cell>
          <table:table-cell office:value-type="float" office:value="93" calcext:value-type="float">
            <text:p>93</text:p>
          </table:table-cell>
          <table:table-cell office:value-type="float" office:value="5.84110454424737" calcext:value-type="float">
            <text:p>5.84110454424737</text:p>
          </table:table-cell>
          <table:table-cell office:value-type="float" office:value="1.69228262496886" calcext:value-type="float">
            <text:p>1.69228262496886</text:p>
          </table:table-cell>
          <table:table-cell office:value-type="float" office:value="2.38949164102156" calcext:value-type="float">
            <text:p>2.389491641021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(4)</text:p>
          </table:table-cell>
          <table:table-cell office:value-type="float" office:value="0.834710743801653" calcext:value-type="float">
            <text:p>0.834710743801653</text:p>
          </table:table-cell>
          <table:table-cell office:value-type="float" office:value="121" calcext:value-type="float">
            <text:p>121</text:p>
          </table:table-cell>
          <table:table-cell office:value-type="float" office:value="1.9557436315037" calcext:value-type="float">
            <text:p>1.9557436315037</text:p>
          </table:table-cell>
          <table:table-cell office:value-type="float" office:value="2.3430195981381" calcext:value-type="float">
            <text:p>2.3430195981381</text:p>
          </table:table-cell>
          <table:table-cell office:value-type="float" office:value="1.12103288770205" calcext:value-type="float">
            <text:p>1.12103288770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(5)</text:p>
          </table:table-cell>
          <table:table-cell office:value-type="float" office:value="2.890625" calcext:value-type="float">
            <text:p>2.890625</text:p>
          </table:table-cell>
          <table:table-cell office:value-type="float" office:value="128" calcext:value-type="float">
            <text:p>128</text:p>
          </table:table-cell>
          <table:table-cell office:value-type="float" office:value="5.60110256909623" calcext:value-type="float">
            <text:p>5.60110256909623</text:p>
          </table:table-cell>
          <table:table-cell office:value-type="float" office:value="1.93767872660626" calcext:value-type="float">
            <text:p>1.93767872660626</text:p>
          </table:table-cell>
          <table:table-cell office:value-type="float" office:value="2.71047756909623" calcext:value-type="float">
            <text:p>2.71047756909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(6)</text:p>
          </table:table-cell>
          <table:table-cell office:value-type="float" office:value="1.10924369747899" calcext:value-type="float">
            <text:p>1.10924369747899</text:p>
          </table:table-cell>
          <table:table-cell office:value-type="float" office:value="238" calcext:value-type="float">
            <text:p>238</text:p>
          </table:table-cell>
          <table:table-cell office:value-type="float" office:value="1.63156840670693" calcext:value-type="float">
            <text:p>1.63156840670693</text:p>
          </table:table-cell>
          <table:table-cell office:value-type="float" office:value="1.47088363937973" calcext:value-type="float">
            <text:p>1.47088363937973</text:p>
          </table:table-cell>
          <table:table-cell office:value-type="float" office:value="0.522324709227934" calcext:value-type="float">
            <text:p>0.522324709227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(7)</text:p>
          </table:table-cell>
          <table:table-cell office:value-type="float" office:value="3.29752066115702" calcext:value-type="float">
            <text:p>3.29752066115702</text:p>
          </table:table-cell>
          <table:table-cell office:value-type="float" office:value="121" calcext:value-type="float">
            <text:p>121</text:p>
          </table:table-cell>
          <table:table-cell office:value-type="float" office:value="6.80191806133098" calcext:value-type="float">
            <text:p>6.80191806133098</text:p>
          </table:table-cell>
          <table:table-cell office:value-type="float" office:value="2.0627370561931" calcext:value-type="float">
            <text:p>2.0627370561931</text:p>
          </table:table-cell>
          <table:table-cell office:value-type="float" office:value="3.50439740017395" calcext:value-type="float">
            <text:p>3.50439740017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(8)</text:p>
          </table:table-cell>
          <table:table-cell office:value-type="float" office:value="4.99090909090909" calcext:value-type="float">
            <text:p>4.99090909090909</text:p>
          </table:table-cell>
          <table:table-cell office:value-type="float" office:value="110" calcext:value-type="float">
            <text:p>110</text:p>
          </table:table-cell>
          <table:table-cell office:value-type="float" office:value="6.94285721031066" calcext:value-type="float">
            <text:p>6.94285721031066</text:p>
          </table:table-cell>
          <table:table-cell office:value-type="float" office:value="1.39110071609139" calcext:value-type="float">
            <text:p>1.39110071609139</text:p>
          </table:table-cell>
          <table:table-cell office:value-type="float" office:value="1.95194811940157" calcext:value-type="float">
            <text:p>1.951948119401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1 7-6-13(9)</text:p>
          </table:table-cell>
          <table:table-cell office:value-type="float" office:value="1.81617647058824" calcext:value-type="float">
            <text:p>1.81617647058824</text:p>
          </table:table-cell>
          <table:table-cell office:value-type="float" office:value="136" calcext:value-type="float">
            <text:p>136</text:p>
          </table:table-cell>
          <table:table-cell office:value-type="float" office:value="5.94868741998639" calcext:value-type="float">
            <text:p>5.94868741998639</text:p>
          </table:table-cell>
          <table:table-cell office:value-type="float" office:value="3.27539064420303" calcext:value-type="float">
            <text:p>3.27539064420303</text:p>
          </table:table-cell>
          <table:table-cell office:value-type="float" office:value="4.13251094939816" calcext:value-type="float">
            <text:p>4.13251094939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</text:p>
          </table:table-cell>
          <table:table-cell office:value-type="float" office:value="3.75182481751825" calcext:value-type="float">
            <text:p>3.75182481751825</text:p>
          </table:table-cell>
          <table:table-cell office:value-type="float" office:value="137" calcext:value-type="float">
            <text:p>137</text:p>
          </table:table-cell>
          <table:table-cell office:value-type="float" office:value="5.05592105265114" calcext:value-type="float">
            <text:p>5.05592105265114</text:p>
          </table:table-cell>
          <table:table-cell office:value-type="float" office:value="1.34758985255488" calcext:value-type="float">
            <text:p>1.34758985255488</text:p>
          </table:table-cell>
          <table:table-cell office:value-type="float" office:value="1.30409623513289" calcext:value-type="float">
            <text:p>1.30409623513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10) </text:p>
          </table:table-cell>
          <table:table-cell office:value-type="float" office:value="3.13888888888889" calcext:value-type="float">
            <text:p>3.13888888888889</text:p>
          </table:table-cell>
          <table:table-cell office:value-type="float" office:value="108" calcext:value-type="float">
            <text:p>108</text:p>
          </table:table-cell>
          <table:table-cell office:value-type="float" office:value="3.82456105762601" calcext:value-type="float">
            <text:p>3.82456105762601</text:p>
          </table:table-cell>
          <table:table-cell office:value-type="float" office:value="1.21844423074811" calcext:value-type="float">
            <text:p>1.21844423074811</text:p>
          </table:table-cell>
          <table:table-cell office:value-type="float" office:value="0.685672168737125" calcext:value-type="float">
            <text:p>0.685672168737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2)</text:p>
          </table:table-cell>
          <table:table-cell office:value-type="float" office:value="2.72297297297297" calcext:value-type="float">
            <text:p>2.72297297297297</text:p>
          </table:table-cell>
          <table:table-cell office:value-type="float" office:value="148" calcext:value-type="float">
            <text:p>148</text:p>
          </table:table-cell>
          <table:table-cell office:value-type="float" office:value="5.55023292850243" calcext:value-type="float">
            <text:p>5.55023292850243</text:p>
          </table:table-cell>
          <table:table-cell office:value-type="float" office:value="2.03829894148476" calcext:value-type="float">
            <text:p>2.03829894148476</text:p>
          </table:table-cell>
          <table:table-cell office:value-type="float" office:value="2.82725995552946" calcext:value-type="float">
            <text:p>2.8272599555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3)</text:p>
          </table:table-cell>
          <table:table-cell office:value-type="float" office:value="2.47802197802198" calcext:value-type="float">
            <text:p>2.47802197802198</text:p>
          </table:table-cell>
          <table:table-cell office:value-type="float" office:value="182" calcext:value-type="float">
            <text:p>182</text:p>
          </table:table-cell>
          <table:table-cell office:value-type="float" office:value="3.77304354613502" calcext:value-type="float">
            <text:p>3.77304354613502</text:p>
          </table:table-cell>
          <table:table-cell office:value-type="float" office:value="1.52260293879506" calcext:value-type="float">
            <text:p>1.52260293879506</text:p>
          </table:table-cell>
          <table:table-cell office:value-type="float" office:value="1.29502156811304" calcext:value-type="float">
            <text:p>1.29502156811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4)</text:p>
          </table:table-cell>
          <table:table-cell office:value-type="float" office:value="3.87647058823529" calcext:value-type="float">
            <text:p>3.87647058823529</text:p>
          </table:table-cell>
          <table:table-cell office:value-type="float" office:value="170" calcext:value-type="float">
            <text:p>170</text:p>
          </table:table-cell>
          <table:table-cell office:value-type="float" office:value="6.21072796934879" calcext:value-type="float">
            <text:p>6.21072796934879</text:p>
          </table:table-cell>
          <table:table-cell office:value-type="float" office:value="1.60216047767723" calcext:value-type="float">
            <text:p>1.60216047767723</text:p>
          </table:table-cell>
          <table:table-cell office:value-type="float" office:value="2.33425738111349" calcext:value-type="float">
            <text:p>2.33425738111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5)</text:p>
          </table:table-cell>
          <table:table-cell office:value-type="float" office:value="3.30973451327434" calcext:value-type="float">
            <text:p>3.30973451327434</text:p>
          </table:table-cell>
          <table:table-cell office:value-type="float" office:value="113" calcext:value-type="float">
            <text:p>113</text:p>
          </table:table-cell>
          <table:table-cell office:value-type="float" office:value="5.13017471451837" calcext:value-type="float">
            <text:p>5.13017471451837</text:p>
          </table:table-cell>
          <table:table-cell office:value-type="float" office:value="1.55002605010849" calcext:value-type="float">
            <text:p>1.55002605010849</text:p>
          </table:table-cell>
          <table:table-cell office:value-type="float" office:value="1.82044020124403" calcext:value-type="float">
            <text:p>1.820440201244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6)</text:p>
          </table:table-cell>
          <table:table-cell office:value-type="float" office:value="3.00888888888889" calcext:value-type="float">
            <text:p>3.00888888888889</text:p>
          </table:table-cell>
          <table:table-cell office:value-type="float" office:value="225" calcext:value-type="float">
            <text:p>225</text:p>
          </table:table-cell>
          <table:table-cell office:value-type="float" office:value="4.36491935484346" calcext:value-type="float">
            <text:p>4.36491935484346</text:p>
          </table:table-cell>
          <table:table-cell office:value-type="float" office:value="1.45067482251075" calcext:value-type="float">
            <text:p>1.45067482251075</text:p>
          </table:table-cell>
          <table:table-cell office:value-type="float" office:value="1.35603046595458" calcext:value-type="float">
            <text:p>1.35603046595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7)</text:p>
          </table:table-cell>
          <table:table-cell office:value-type="float" office:value="4.75555555555556" calcext:value-type="float">
            <text:p>4.75555555555556</text:p>
          </table:table-cell>
          <table:table-cell office:value-type="float" office:value="135" calcext:value-type="float">
            <text:p>135</text:p>
          </table:table-cell>
          <table:table-cell office:value-type="float" office:value="6.22649573145865" calcext:value-type="float">
            <text:p>6.22649573145865</text:p>
          </table:table-cell>
          <table:table-cell office:value-type="float" office:value="1.30930985007308" calcext:value-type="float">
            <text:p>1.30930985007308</text:p>
          </table:table-cell>
          <table:table-cell office:value-type="float" office:value="1.47094017590309" calcext:value-type="float">
            <text:p>1.47094017590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8)</text:p>
          </table:table-cell>
          <table:table-cell office:value-type="float" office:value="3.42735042735043" calcext:value-type="float">
            <text:p>3.42735042735043</text:p>
          </table:table-cell>
          <table:table-cell office:value-type="float" office:value="117" calcext:value-type="float">
            <text:p>117</text:p>
          </table:table-cell>
          <table:table-cell office:value-type="float" office:value="4.37252069325135" calcext:value-type="float">
            <text:p>4.37252069325135</text:p>
          </table:table-cell>
          <table:table-cell office:value-type="float" office:value="1.27577287059952" calcext:value-type="float">
            <text:p>1.27577287059952</text:p>
          </table:table-cell>
          <table:table-cell office:value-type="float" office:value="0.945170265900918" calcext:value-type="float">
            <text:p>0.945170265900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olumn 1 Well 2 7-6-13(9)</text:p>
          </table:table-cell>
          <table:table-cell office:value-type="float" office:value="3.03759398496241" calcext:value-type="float">
            <text:p>3.03759398496241</text:p>
          </table:table-cell>
          <table:table-cell office:value-type="float" office:value="133" calcext:value-type="float">
            <text:p>133</text:p>
          </table:table-cell>
          <table:table-cell office:value-type="float" office:value="6.21659683910074" calcext:value-type="float">
            <text:p>6.21659683910074</text:p>
          </table:table-cell>
          <table:table-cell office:value-type="float" office:value="2.04655291980297" calcext:value-type="float">
            <text:p>2.04655291980297</text:p>
          </table:table-cell>
          <table:table-cell office:value-type="float" office:value="3.17900285413833" calcext:value-type="float">
            <text:p>3.179002854138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3 7-6-1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3 7-6-13(2)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3 7-6-13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3 7-6-13(5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4 7-6-1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4 7-6-13(2)</text:p>
          </table:table-cell>
          <table:table-cell table:style-name="ce2" office:value-type="float" office:value="0.00719424460431655" calcext:value-type="float">
            <text:p>0.0071942446043165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0.00892672006388244" calcext:value-type="float">
            <text:p>0.00892672006388244</text:p>
          </table:table-cell>
          <table:table-cell table:style-name="ce2" office:value-type="float" office:value="1.24081408887966" calcext:value-type="float">
            <text:p>1.24081408887966</text:p>
          </table:table-cell>
          <table:table-cell table:style-name="ce2" office:value-type="float" office:value="0.00173247545956589" calcext:value-type="float">
            <text:p>0.00173247545956589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4 7-6-13(3)</text:p>
          </table:table-cell>
          <table:table-cell table:style-name="ce2" office:value-type="float" office:value="0.154761904761905" calcext:value-type="float">
            <text:p>0.154761904761905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.57142720776258" calcext:value-type="float">
            <text:p>1.57142720776258</text:p>
          </table:table-cell>
          <table:table-cell table:style-name="ce2" office:value-type="float" office:value="10.1538373424659" calcext:value-type="float">
            <text:p>10.1538373424659</text:p>
          </table:table-cell>
          <table:table-cell table:style-name="ce2" office:value-type="float" office:value="1.41666530300067" calcext:value-type="float">
            <text:p>1.41666530300067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4 7-6-13(4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3nosprouts</text:p>
          </table:table-cell>
          <table:table-cell table:style-name="ce2" office:value-type="string" calcext:value-type="string">
            <text:p>Column 1 Well 4 7-6-13(5)</text:p>
          </table:table-cell>
          <table:table-cell table:style-name="ce2" office:value-type="float" office:value="0.0221729490022173" calcext:value-type="float">
            <text:p>0.0221729490022173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0.0390924576747758" calcext:value-type="float">
            <text:p>0.0390924576747758</text:p>
          </table:table-cell>
          <table:table-cell table:style-name="ce2" office:value-type="float" office:value="1.76306984113239" calcext:value-type="float">
            <text:p>1.76306984113239</text:p>
          </table:table-cell>
          <table:table-cell table:style-name="ce2" office:value-type="float" office:value="0.0169195086725585" calcext:value-type="float">
            <text:p>0.0169195086725585</text:p>
          </table:table-cell>
          <table:table-cell table:style-name="ce2" office:value-type="string" calcext:value-type="string">
            <text:p>no sprouting</text:p>
          </table:table-cell>
          <table:table-cell table:style-name="ce2" table:number-columns-repeated="1016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</text:p>
          </table:table-cell>
          <table:table-cell office:value-type="float" office:value="1.45081967213115" calcext:value-type="float">
            <text:p>1.45081967213115</text:p>
          </table:table-cell>
          <table:table-cell office:value-type="float" office:value="122" calcext:value-type="float">
            <text:p>122</text:p>
          </table:table-cell>
          <table:table-cell office:value-type="float" office:value="2.2972027972028" calcext:value-type="float">
            <text:p>2.2972027972028</text:p>
          </table:table-cell>
          <table:table-cell office:value-type="float" office:value="1.58338271897594" calcext:value-type="float">
            <text:p>1.58338271897594</text:p>
          </table:table-cell>
          <table:table-cell office:value-type="float" office:value="0.846383125071654" calcext:value-type="float">
            <text:p>0.84638312507165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10)</text:p>
          </table:table-cell>
          <table:table-cell office:value-type="float" office:value="3.26016260162602" calcext:value-type="float">
            <text:p>3.26016260162602</text:p>
          </table:table-cell>
          <table:table-cell office:value-type="float" office:value="123" calcext:value-type="float">
            <text:p>123</text:p>
          </table:table-cell>
          <table:table-cell office:value-type="float" office:value="6.12576064908732" calcext:value-type="float">
            <text:p>6.12576064908732</text:p>
          </table:table-cell>
          <table:table-cell office:value-type="float" office:value="1.87897396468264" calcext:value-type="float">
            <text:p>1.87897396468264</text:p>
          </table:table-cell>
          <table:table-cell office:value-type="float" office:value="2.8655980474613" calcext:value-type="float">
            <text:p>2.86559804746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2)</text:p>
          </table:table-cell>
          <table:table-cell office:value-type="float" office:value="3.59171597633136" calcext:value-type="float">
            <text:p>3.59171597633136</text:p>
          </table:table-cell>
          <table:table-cell office:value-type="float" office:value="169" calcext:value-type="float">
            <text:p>169</text:p>
          </table:table-cell>
          <table:table-cell office:value-type="float" office:value="7.21244541854874" calcext:value-type="float">
            <text:p>7.21244541854874</text:p>
          </table:table-cell>
          <table:table-cell office:value-type="float" office:value="2.00807788424174" calcext:value-type="float">
            <text:p>2.00807788424174</text:p>
          </table:table-cell>
          <table:table-cell office:value-type="float" office:value="3.62072944221738" calcext:value-type="float">
            <text:p>3.620729442217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3)</text:p>
          </table:table-cell>
          <table:table-cell office:value-type="float" office:value="3.37313432835821" calcext:value-type="float">
            <text:p>3.37313432835821</text:p>
          </table:table-cell>
          <table:table-cell office:value-type="float" office:value="134" calcext:value-type="float">
            <text:p>134</text:p>
          </table:table-cell>
          <table:table-cell office:value-type="float" office:value="5.91640866900282" calcext:value-type="float">
            <text:p>5.91640866900282</text:p>
          </table:table-cell>
          <table:table-cell office:value-type="float" office:value="1.75397956116455" calcext:value-type="float">
            <text:p>1.75397956116455</text:p>
          </table:table-cell>
          <table:table-cell office:value-type="float" office:value="2.54327434064461" calcext:value-type="float">
            <text:p>2.543274340644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4)</text:p>
          </table:table-cell>
          <table:table-cell office:value-type="float" office:value="1.37313432835821" calcext:value-type="float">
            <text:p>1.37313432835821</text:p>
          </table:table-cell>
          <table:table-cell office:value-type="float" office:value="134" calcext:value-type="float">
            <text:p>134</text:p>
          </table:table-cell>
          <table:table-cell office:value-type="float" office:value="2.47979798272776" calcext:value-type="float">
            <text:p>2.47979798272776</text:p>
          </table:table-cell>
          <table:table-cell office:value-type="float" office:value="1.80593983524739" calcext:value-type="float">
            <text:p>1.80593983524739</text:p>
          </table:table-cell>
          <table:table-cell office:value-type="float" office:value="1.10666365436955" calcext:value-type="float">
            <text:p>1.1066636543695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5)</text:p>
          </table:table-cell>
          <table:table-cell office:value-type="float" office:value="4.04615384615385" calcext:value-type="float">
            <text:p>4.04615384615385</text:p>
          </table:table-cell>
          <table:table-cell office:value-type="float" office:value="130" calcext:value-type="float">
            <text:p>130</text:p>
          </table:table-cell>
          <table:table-cell office:value-type="float" office:value="6.74349007897251" calcext:value-type="float">
            <text:p>6.74349007897251</text:p>
          </table:table-cell>
          <table:table-cell office:value-type="float" office:value="1.66664203472705" calcext:value-type="float">
            <text:p>1.66664203472705</text:p>
          </table:table-cell>
          <table:table-cell office:value-type="float" office:value="2.69733623281866" calcext:value-type="float">
            <text:p>2.6973362328186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6)</text:p>
          </table:table-cell>
          <table:table-cell office:value-type="float" office:value="1.20175438596491" calcext:value-type="float">
            <text:p>1.20175438596491</text:p>
          </table:table-cell>
          <table:table-cell office:value-type="float" office:value="114" calcext:value-type="float">
            <text:p>114</text:p>
          </table:table-cell>
          <table:table-cell office:value-type="float" office:value="1.25443073576705" calcext:value-type="float">
            <text:p>1.25443073576705</text:p>
          </table:table-cell>
          <table:table-cell office:value-type="float" office:value="1.04383287501784" calcext:value-type="float">
            <text:p>1.04383287501784</text:p>
          </table:table-cell>
          <table:table-cell office:value-type="float" office:value="0.0526763498021425" calcext:value-type="float">
            <text:p>0.052676349802142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7)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126" calcext:value-type="float">
            <text:p>126</text:p>
          </table:table-cell>
          <table:table-cell office:value-type="float" office:value="0.736586969377268" calcext:value-type="float">
            <text:p>0.736586969377268</text:p>
          </table:table-cell>
          <table:table-cell office:value-type="float" office:value="1.65732068109885" calcext:value-type="float">
            <text:p>1.65732068109885</text:p>
          </table:table-cell>
          <table:table-cell office:value-type="float" office:value="0.292142524932823" calcext:value-type="float">
            <text:p>0.2921425249328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8)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110" calcext:value-type="float">
            <text:p>110</text:p>
          </table:table-cell>
          <table:table-cell office:value-type="float" office:value="3.84035759897839" calcext:value-type="float">
            <text:p>3.84035759897839</text:p>
          </table:table-cell>
          <table:table-cell office:value-type="float" office:value="1.40813111962541" calcext:value-type="float">
            <text:p>1.40813111962541</text:p>
          </table:table-cell>
          <table:table-cell office:value-type="float" office:value="1.11308487170567" calcext:value-type="float">
            <text:p>1.1130848717056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1 7-6-13(9)</text:p>
          </table:table-cell>
          <table:table-cell office:value-type="float" office:value="1.58461538461538" calcext:value-type="float">
            <text:p>1.58461538461538</text:p>
          </table:table-cell>
          <table:table-cell office:value-type="float" office:value="195" calcext:value-type="float">
            <text:p>195</text:p>
          </table:table-cell>
          <table:table-cell office:value-type="float" office:value="2.70588235340297" calcext:value-type="float">
            <text:p>2.70588235340297</text:p>
          </table:table-cell>
          <table:table-cell office:value-type="float" office:value="1.70759565991449" calcext:value-type="float">
            <text:p>1.70759565991449</text:p>
          </table:table-cell>
          <table:table-cell office:value-type="float" office:value="1.12126696878758" calcext:value-type="float">
            <text:p>1.1212669687875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</text:p>
          </table:table-cell>
          <table:table-cell office:value-type="float" office:value="0.957627118644068" calcext:value-type="float">
            <text:p>0.957627118644068</text:p>
          </table:table-cell>
          <table:table-cell office:value-type="float" office:value="118" calcext:value-type="float">
            <text:p>118</text:p>
          </table:table-cell>
          <table:table-cell office:value-type="float" office:value="1.37500000002177" calcext:value-type="float">
            <text:p>1.37500000002177</text:p>
          </table:table-cell>
          <table:table-cell office:value-type="float" office:value="1.43584070798734" calcext:value-type="float">
            <text:p>1.43584070798734</text:p>
          </table:table-cell>
          <table:table-cell office:value-type="float" office:value="0.417372881377707" calcext:value-type="float">
            <text:p>0.4173728813777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(10)</text:p>
          </table:table-cell>
          <table:table-cell office:value-type="float" office:value="1.425" calcext:value-type="float">
            <text:p>1.425</text:p>
          </table:table-cell>
          <table:table-cell office:value-type="float" office:value="120" calcext:value-type="float">
            <text:p>120</text:p>
          </table:table-cell>
          <table:table-cell office:value-type="float" office:value="2.331265508689" calcext:value-type="float">
            <text:p>2.331265508689</text:p>
          </table:table-cell>
          <table:table-cell office:value-type="float" office:value="1.63597579557123" calcext:value-type="float">
            <text:p>1.63597579557123</text:p>
          </table:table-cell>
          <table:table-cell office:value-type="float" office:value="0.906265508689" calcext:value-type="float">
            <text:p>0.90626550868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(2)</text:p>
          </table:table-cell>
          <table:table-cell office:value-type="float" office:value="0.630769230769231" calcext:value-type="float">
            <text:p>0.630769230769231</text:p>
          </table:table-cell>
          <table:table-cell office:value-type="float" office:value="130" calcext:value-type="float">
            <text:p>130</text:p>
          </table:table-cell>
          <table:table-cell office:value-type="float" office:value="1.26984127265488" calcext:value-type="float">
            <text:p>1.26984127265488</text:p>
          </table:table-cell>
          <table:table-cell office:value-type="float" office:value="2.01316299323334" calcext:value-type="float">
            <text:p>2.01316299323334</text:p>
          </table:table-cell>
          <table:table-cell office:value-type="float" office:value="0.639072041885647" calcext:value-type="float">
            <text:p>0.63907204188564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(3)</text:p>
          </table:table-cell>
          <table:table-cell office:value-type="float" office:value="1.83571428571429" calcext:value-type="float">
            <text:p>1.83571428571429</text:p>
          </table:table-cell>
          <table:table-cell office:value-type="float" office:value="140" calcext:value-type="float">
            <text:p>140</text:p>
          </table:table-cell>
          <table:table-cell office:value-type="float" office:value="4.57254901990419" calcext:value-type="float">
            <text:p>4.57254901990419</text:p>
          </table:table-cell>
          <table:table-cell office:value-type="float" office:value="2.49088273457816" calcext:value-type="float">
            <text:p>2.49088273457816</text:p>
          </table:table-cell>
          <table:table-cell office:value-type="float" office:value="2.73683473418991" calcext:value-type="float">
            <text:p>2.7368347341899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(4)</text:p>
          </table:table-cell>
          <table:table-cell office:value-type="float" office:value="0.870503597122302" calcext:value-type="float">
            <text:p>0.870503597122302</text:p>
          </table:table-cell>
          <table:table-cell office:value-type="float" office:value="139" calcext:value-type="float">
            <text:p>139</text:p>
          </table:table-cell>
          <table:table-cell office:value-type="float" office:value="2.00165430973653" calcext:value-type="float">
            <text:p>2.00165430973653</text:p>
          </table:table-cell>
          <table:table-cell office:value-type="float" office:value="2.29942106655684" calcext:value-type="float">
            <text:p>2.29942106655684</text:p>
          </table:table-cell>
          <table:table-cell office:value-type="float" office:value="1.13115071261423" calcext:value-type="float">
            <text:p>1.131150712614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(5)</text:p>
          </table:table-cell>
          <table:table-cell office:value-type="float" office:value="1.35643564356436" calcext:value-type="float">
            <text:p>1.35643564356436</text:p>
          </table:table-cell>
          <table:table-cell office:value-type="float" office:value="101" calcext:value-type="float">
            <text:p>101</text:p>
          </table:table-cell>
          <table:table-cell office:value-type="float" office:value="1.30412328206222" calcext:value-type="float">
            <text:p>1.30412328206222</text:p>
          </table:table-cell>
          <table:table-cell office:value-type="float" office:value="0.961433952469226" calcext:value-type="float">
            <text:p>0.961433952469226</text:p>
          </table:table-cell>
          <table:table-cell office:value-type="float" office:value="-0.0523123615021388" calcext:value-type="float">
            <text:p>-0.05231236150213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(6)</text:p>
          </table:table-cell>
          <table:table-cell office:value-type="float" office:value="2.96153846153846" calcext:value-type="float">
            <text:p>2.96153846153846</text:p>
          </table:table-cell>
          <table:table-cell office:value-type="float" office:value="130" calcext:value-type="float">
            <text:p>130</text:p>
          </table:table-cell>
          <table:table-cell office:value-type="float" office:value="7.22643889287281" calcext:value-type="float">
            <text:p>7.22643889287281</text:p>
          </table:table-cell>
          <table:table-cell office:value-type="float" office:value="2.44009624954147" calcext:value-type="float">
            <text:p>2.44009624954147</text:p>
          </table:table-cell>
          <table:table-cell office:value-type="float" office:value="4.26490043133435" calcext:value-type="float">
            <text:p>4.2649004313343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(7)</text:p>
          </table:table-cell>
          <table:table-cell office:value-type="float" office:value="1.32231404958678" calcext:value-type="float">
            <text:p>1.32231404958678</text:p>
          </table:table-cell>
          <table:table-cell office:value-type="float" office:value="121" calcext:value-type="float">
            <text:p>121</text:p>
          </table:table-cell>
          <table:table-cell office:value-type="float" office:value="2.17374158966439" calcext:value-type="float">
            <text:p>2.17374158966439</text:p>
          </table:table-cell>
          <table:table-cell office:value-type="float" office:value="1.6438920771837" calcext:value-type="float">
            <text:p>1.6438920771837</text:p>
          </table:table-cell>
          <table:table-cell office:value-type="float" office:value="0.851427540077617" calcext:value-type="float">
            <text:p>0.8514275400776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2 7-6-13(8)</text:p>
          </table:table-cell>
          <table:table-cell office:value-type="float" office:value="3.23300970873786" calcext:value-type="float">
            <text:p>3.23300970873786</text:p>
          </table:table-cell>
          <table:table-cell office:value-type="float" office:value="103" calcext:value-type="float">
            <text:p>103</text:p>
          </table:table-cell>
          <table:table-cell office:value-type="float" office:value="3.87084143701912" calcext:value-type="float">
            <text:p>3.87084143701912</text:p>
          </table:table-cell>
          <table:table-cell office:value-type="float" office:value="1.19728729133024" calcext:value-type="float">
            <text:p>1.19728729133024</text:p>
          </table:table-cell>
          <table:table-cell office:value-type="float" office:value="0.637831728281256" calcext:value-type="float">
            <text:p>0.63783172828125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lumn 2 Well 2 7-6-13(9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hin sprouts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4 7-6-13</text:p>
          </table:table-cell>
          <table:table-cell office:value-type="float" office:value="3.1747572815534" calcext:value-type="float">
            <text:p>3.1747572815534</text:p>
          </table:table-cell>
          <table:table-cell office:value-type="float" office:value="103" calcext:value-type="float">
            <text:p>103</text:p>
          </table:table-cell>
          <table:table-cell office:value-type="float" office:value="5.32967032967034" calcext:value-type="float">
            <text:p>5.32967032967034</text:p>
          </table:table-cell>
          <table:table-cell office:value-type="float" office:value="1.67876466041604" calcext:value-type="float">
            <text:p>1.67876466041604</text:p>
          </table:table-cell>
          <table:table-cell office:value-type="float" office:value="2.15491304811694" calcext:value-type="float">
            <text:p>2.1549130481169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4 7-6-13(2)</text:p>
          </table:table-cell>
          <table:table-cell office:value-type="float" office:value="4.24590163934426" calcext:value-type="float">
            <text:p>4.24590163934426</text:p>
          </table:table-cell>
          <table:table-cell office:value-type="float" office:value="122" calcext:value-type="float">
            <text:p>122</text:p>
          </table:table-cell>
          <table:table-cell office:value-type="float" office:value="5.93327791391708" calcext:value-type="float">
            <text:p>5.93327791391708</text:p>
          </table:table-cell>
          <table:table-cell office:value-type="float" office:value="1.39741294497661" calcext:value-type="float">
            <text:p>1.39741294497661</text:p>
          </table:table-cell>
          <table:table-cell office:value-type="float" office:value="1.68737627457282" calcext:value-type="float">
            <text:p>1.687376274572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4 7-6-14(3)</text:p>
          </table:table-cell>
          <table:table-cell office:value-type="float" office:value="2.41721854304636" calcext:value-type="float">
            <text:p>2.41721854304636</text:p>
          </table:table-cell>
          <table:table-cell office:value-type="float" office:value="151" calcext:value-type="float">
            <text:p>151</text:p>
          </table:table-cell>
          <table:table-cell office:value-type="float" office:value="3.26184221967319" calcext:value-type="float">
            <text:p>3.26184221967319</text:p>
          </table:table-cell>
          <table:table-cell office:value-type="float" office:value="1.34941965800179" calcext:value-type="float">
            <text:p>1.34941965800179</text:p>
          </table:table-cell>
          <table:table-cell office:value-type="float" office:value="0.844623676626832" calcext:value-type="float">
            <text:p>0.84462367662683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4 7-6-14(4)</text:p>
          </table:table-cell>
          <table:table-cell office:value-type="float" office:value="0.918918918918919" calcext:value-type="float">
            <text:p>0.918918918918919</text:p>
          </table:table-cell>
          <table:table-cell office:value-type="float" office:value="111" calcext:value-type="float">
            <text:p>111</text:p>
          </table:table-cell>
          <table:table-cell office:value-type="float" office:value="1.35312020231584" calcext:value-type="float">
            <text:p>1.35312020231584</text:p>
          </table:table-cell>
          <table:table-cell office:value-type="float" office:value="1.47251316134371" calcext:value-type="float">
            <text:p>1.47251316134371</text:p>
          </table:table-cell>
          <table:table-cell office:value-type="float" office:value="0.434201283396919" calcext:value-type="float">
            <text:p>0.43420128339691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2 Well 4 7-6-14(5)</text:p>
          </table:table-cell>
          <table:table-cell office:value-type="float" office:value="1.90960451977401" calcext:value-type="float">
            <text:p>1.90960451977401</text:p>
          </table:table-cell>
          <table:table-cell office:value-type="float" office:value="177" calcext:value-type="float">
            <text:p>177</text:p>
          </table:table-cell>
          <table:table-cell office:value-type="float" office:value="2.75757575757658" calcext:value-type="float">
            <text:p>2.75757575757658</text:p>
          </table:table-cell>
          <table:table-cell office:value-type="float" office:value="1.44405594405637" calcext:value-type="float">
            <text:p>1.44405594405637</text:p>
          </table:table-cell>
          <table:table-cell office:value-type="float" office:value="0.847971237802568" calcext:value-type="float">
            <text:p>0.84797123780256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1 7-6-13</text:p>
          </table:table-cell>
          <table:table-cell office:value-type="float" office:value="3.94642857142857" calcext:value-type="float">
            <text:p>3.94642857142857</text:p>
          </table:table-cell>
          <table:table-cell office:value-type="float" office:value="112" calcext:value-type="float">
            <text:p>112</text:p>
          </table:table-cell>
          <table:table-cell office:value-type="float" office:value="6.26500984490116" calcext:value-type="float">
            <text:p>6.26500984490116</text:p>
          </table:table-cell>
          <table:table-cell office:value-type="float" office:value="1.58751380685278" calcext:value-type="float">
            <text:p>1.58751380685278</text:p>
          </table:table-cell>
          <table:table-cell office:value-type="float" office:value="2.31858127347259" calcext:value-type="float">
            <text:p>2.3185812734725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1 7-6-13(2)</text:p>
          </table:table-cell>
          <table:table-cell office:value-type="float" office:value="3.81818181818182" calcext:value-type="float">
            <text:p>3.81818181818182</text:p>
          </table:table-cell>
          <table:table-cell office:value-type="float" office:value="198" calcext:value-type="float">
            <text:p>198</text:p>
          </table:table-cell>
          <table:table-cell office:value-type="float" office:value="5.49703625133607" calcext:value-type="float">
            <text:p>5.49703625133607</text:p>
          </table:table-cell>
          <table:table-cell office:value-type="float" office:value="1.43969997058802" calcext:value-type="float">
            <text:p>1.43969997058802</text:p>
          </table:table-cell>
          <table:table-cell office:value-type="float" office:value="1.67885443315425" calcext:value-type="float">
            <text:p>1.6788544331542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1 7-6-13(3)</text:p>
          </table:table-cell>
          <table:table-cell office:value-type="float" office:value="3.16228070175439" calcext:value-type="float">
            <text:p>3.16228070175439</text:p>
          </table:table-cell>
          <table:table-cell office:value-type="float" office:value="228" calcext:value-type="float">
            <text:p>228</text:p>
          </table:table-cell>
          <table:table-cell office:value-type="float" office:value="4.84281615781569" calcext:value-type="float">
            <text:p>4.84281615781569</text:p>
          </table:table-cell>
          <table:table-cell office:value-type="float" office:value="1.53143146183353" calcext:value-type="float">
            <text:p>1.53143146183353</text:p>
          </table:table-cell>
          <table:table-cell office:value-type="float" office:value="1.68053545606131" calcext:value-type="float">
            <text:p>1.6805354560613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1 7-6-13(4)</text:p>
          </table:table-cell>
          <table:table-cell office:value-type="float" office:value="2.58620689655172" calcext:value-type="float">
            <text:p>2.58620689655172</text:p>
          </table:table-cell>
          <table:table-cell office:value-type="float" office:value="116" calcext:value-type="float">
            <text:p>116</text:p>
          </table:table-cell>
          <table:table-cell office:value-type="float" office:value="4.044642857161" calcext:value-type="float">
            <text:p>4.044642857161</text:p>
          </table:table-cell>
          <table:table-cell office:value-type="float" office:value="1.56392857143559" calcext:value-type="float">
            <text:p>1.56392857143559</text:p>
          </table:table-cell>
          <table:table-cell office:value-type="float" office:value="1.45843596060928" calcext:value-type="float">
            <text:p>1.4584359606092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1 7-6-13(5)</text:p>
          </table:table-cell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office:value-type="float" office:value="2.97619048603164" calcext:value-type="float">
            <text:p>2.97619048603164</text:p>
          </table:table-cell>
          <table:table-cell office:value-type="float" office:value="1.29399586349202" calcext:value-type="float">
            <text:p>1.29399586349202</text:p>
          </table:table-cell>
          <table:table-cell office:value-type="float" office:value="0.676190486031642" calcext:value-type="float">
            <text:p>0.67619048603164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1 7-6-13(6)</text:p>
          </table:table-cell>
          <table:table-cell office:value-type="float" office:value="3.58895705521472" calcext:value-type="float">
            <text:p>3.58895705521472</text:p>
          </table:table-cell>
          <table:table-cell office:value-type="float" office:value="163" calcext:value-type="float">
            <text:p>163</text:p>
          </table:table-cell>
          <table:table-cell office:value-type="float" office:value="5.11379462586585" calcext:value-type="float">
            <text:p>5.11379462586585</text:p>
          </table:table-cell>
          <table:table-cell office:value-type="float" office:value="1.42486927182245" calcext:value-type="float">
            <text:p>1.42486927182245</text:p>
          </table:table-cell>
          <table:table-cell office:value-type="float" office:value="1.52483757065112" calcext:value-type="float">
            <text:p>1.524837570651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</text:p>
          </table:table-cell>
          <table:table-cell office:value-type="float" office:value="2.23717948717949" calcext:value-type="float">
            <text:p>2.23717948717949</text:p>
          </table:table-cell>
          <table:table-cell office:value-type="float" office:value="156" calcext:value-type="float">
            <text:p>156</text:p>
          </table:table-cell>
          <table:table-cell office:value-type="float" office:value="3.23152709452896" calcext:value-type="float">
            <text:p>3.23152709452896</text:p>
          </table:table-cell>
          <table:table-cell office:value-type="float" office:value="1.44446483308458" calcext:value-type="float">
            <text:p>1.44446483308458</text:p>
          </table:table-cell>
          <table:table-cell office:value-type="float" office:value="0.994347607349478" calcext:value-type="float">
            <text:p>0.9943476073494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10)</text:p>
          </table:table-cell>
          <table:table-cell office:value-type="float" office:value="3.56140350877193" calcext:value-type="float">
            <text:p>3.56140350877193</text:p>
          </table:table-cell>
          <table:table-cell office:value-type="float" office:value="114" calcext:value-type="float">
            <text:p>114</text:p>
          </table:table-cell>
          <table:table-cell office:value-type="float" office:value="5.74234280703831" calcext:value-type="float">
            <text:p>5.74234280703831</text:p>
          </table:table-cell>
          <table:table-cell office:value-type="float" office:value="1.61238197044918" calcext:value-type="float">
            <text:p>1.61238197044918</text:p>
          </table:table-cell>
          <table:table-cell office:value-type="float" office:value="2.18093929826638" calcext:value-type="float">
            <text:p>2.180939298266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2)</text:p>
          </table:table-cell>
          <table:table-cell office:value-type="float" office:value="2.18840579710145" calcext:value-type="float">
            <text:p>2.18840579710145</text:p>
          </table:table-cell>
          <table:table-cell office:value-type="float" office:value="138" calcext:value-type="float">
            <text:p>138</text:p>
          </table:table-cell>
          <table:table-cell office:value-type="float" office:value="2.89802631581099" calcext:value-type="float">
            <text:p>2.89802631581099</text:p>
          </table:table-cell>
          <table:table-cell office:value-type="float" office:value="1.32426368073482" calcext:value-type="float">
            <text:p>1.32426368073482</text:p>
          </table:table-cell>
          <table:table-cell office:value-type="float" office:value="0.709620518709536" calcext:value-type="float">
            <text:p>0.70962051870953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3)</text:p>
          </table:table-cell>
          <table:table-cell office:value-type="float" office:value="1.96212121212121" calcext:value-type="float">
            <text:p>1.96212121212121</text:p>
          </table:table-cell>
          <table:table-cell office:value-type="float" office:value="132" calcext:value-type="float">
            <text:p>132</text:p>
          </table:table-cell>
          <table:table-cell office:value-type="float" office:value="2.13889852980862" calcext:value-type="float">
            <text:p>2.13889852980862</text:p>
          </table:table-cell>
          <table:table-cell office:value-type="float" office:value="1.09009500360903" calcext:value-type="float">
            <text:p>1.09009500360903</text:p>
          </table:table-cell>
          <table:table-cell office:value-type="float" office:value="0.176777317687411" calcext:value-type="float">
            <text:p>0.1767773176874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4)</text:p>
          </table:table-cell>
          <table:table-cell office:value-type="float" office:value="3.86330935251799" calcext:value-type="float">
            <text:p>3.86330935251799</text:p>
          </table:table-cell>
          <table:table-cell office:value-type="float" office:value="139" calcext:value-type="float">
            <text:p>139</text:p>
          </table:table-cell>
          <table:table-cell office:value-type="float" office:value="5.9435489182648" calcext:value-type="float">
            <text:p>5.9435489182648</text:p>
          </table:table-cell>
          <table:table-cell office:value-type="float" office:value="1.53846052074266" calcext:value-type="float">
            <text:p>1.53846052074266</text:p>
          </table:table-cell>
          <table:table-cell office:value-type="float" office:value="2.08023956574682" calcext:value-type="float">
            <text:p>2.080239565746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5)</text:p>
          </table:table-cell>
          <table:table-cell office:value-type="float" office:value="3.03225806451613" calcext:value-type="float">
            <text:p>3.03225806451613</text:p>
          </table:table-cell>
          <table:table-cell office:value-type="float" office:value="124" calcext:value-type="float">
            <text:p>124</text:p>
          </table:table-cell>
          <table:table-cell office:value-type="float" office:value="5.68750000001925" calcext:value-type="float">
            <text:p>5.68750000001925</text:p>
          </table:table-cell>
          <table:table-cell office:value-type="float" office:value="1.87566489362337" calcext:value-type="float">
            <text:p>1.87566489362337</text:p>
          </table:table-cell>
          <table:table-cell office:value-type="float" office:value="2.65524193550312" calcext:value-type="float">
            <text:p>2.655241935503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6)</text:p>
          </table:table-cell>
          <table:table-cell office:value-type="float" office:value="1.41121495327103" calcext:value-type="float">
            <text:p>1.41121495327103</text:p>
          </table:table-cell>
          <table:table-cell office:value-type="float" office:value="107" calcext:value-type="float">
            <text:p>107</text:p>
          </table:table-cell>
          <table:table-cell office:value-type="float" office:value="2.47483609683089" calcext:value-type="float">
            <text:p>2.47483609683089</text:p>
          </table:table-cell>
          <table:table-cell office:value-type="float" office:value="1.7536918037146" calcext:value-type="float">
            <text:p>1.7536918037146</text:p>
          </table:table-cell>
          <table:table-cell office:value-type="float" office:value="1.06362114355986" calcext:value-type="float">
            <text:p>1.0636211435598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7)</text:p>
          </table:table-cell>
          <table:table-cell office:value-type="float" office:value="3.52517985611511" calcext:value-type="float">
            <text:p>3.52517985611511</text:p>
          </table:table-cell>
          <table:table-cell office:value-type="float" office:value="139" calcext:value-type="float">
            <text:p>139</text:p>
          </table:table-cell>
          <table:table-cell office:value-type="float" office:value="4.68280298841193" calcext:value-type="float">
            <text:p>4.68280298841193</text:p>
          </table:table-cell>
          <table:table-cell office:value-type="float" office:value="1.32838697018216" calcext:value-type="float">
            <text:p>1.32838697018216</text:p>
          </table:table-cell>
          <table:table-cell office:value-type="float" office:value="1.15762313229682" calcext:value-type="float">
            <text:p>1.1576231322968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8)</text:p>
          </table:table-cell>
          <table:table-cell office:value-type="float" office:value="3.55223880597015" calcext:value-type="float">
            <text:p>3.55223880597015</text:p>
          </table:table-cell>
          <table:table-cell office:value-type="float" office:value="134" calcext:value-type="float">
            <text:p>134</text:p>
          </table:table-cell>
          <table:table-cell office:value-type="float" office:value="5.34408602150986" calcext:value-type="float">
            <text:p>5.34408602150986</text:p>
          </table:table-cell>
          <table:table-cell office:value-type="float" office:value="1.50442757748387" calcext:value-type="float">
            <text:p>1.50442757748387</text:p>
          </table:table-cell>
          <table:table-cell office:value-type="float" office:value="1.79184721553971" calcext:value-type="float">
            <text:p>1.7918472155397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2 7-6-13(9)</text:p>
          </table:table-cell>
          <table:table-cell office:value-type="float" office:value="3.96067415730337" calcext:value-type="float">
            <text:p>3.96067415730337</text:p>
          </table:table-cell>
          <table:table-cell office:value-type="float" office:value="178" calcext:value-type="float">
            <text:p>178</text:p>
          </table:table-cell>
          <table:table-cell office:value-type="float" office:value="6.19192506991642" calcext:value-type="float">
            <text:p>6.19192506991642</text:p>
          </table:table-cell>
          <table:table-cell office:value-type="float" office:value="1.5633512942484" calcext:value-type="float">
            <text:p>1.5633512942484</text:p>
          </table:table-cell>
          <table:table-cell office:value-type="float" office:value="2.23125091261305" calcext:value-type="float">
            <text:p>2.2312509126130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4 7-6-14</text:p>
          </table:table-cell>
          <table:table-cell office:value-type="float" office:value="6.24260355029586" calcext:value-type="float">
            <text:p>6.24260355029586</text:p>
          </table:table-cell>
          <table:table-cell office:value-type="float" office:value="169" calcext:value-type="float">
            <text:p>169</text:p>
          </table:table-cell>
          <table:table-cell office:value-type="float" office:value="8.8933823540508" calcext:value-type="float">
            <text:p>8.8933823540508</text:p>
          </table:table-cell>
          <table:table-cell office:value-type="float" office:value="1.42462712590956" calcext:value-type="float">
            <text:p>1.42462712590956</text:p>
          </table:table-cell>
          <table:table-cell office:value-type="float" office:value="2.65077880375494" calcext:value-type="float">
            <text:p>2.6507788037549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4 7-6-14(2)</text:p>
          </table:table-cell>
          <table:table-cell office:value-type="float" office:value="3.27884615384615" calcext:value-type="float">
            <text:p>3.27884615384615</text:p>
          </table:table-cell>
          <table:table-cell office:value-type="float" office:value="104" calcext:value-type="float">
            <text:p>104</text:p>
          </table:table-cell>
          <table:table-cell office:value-type="float" office:value="5.58993740757689" calcext:value-type="float">
            <text:p>5.58993740757689</text:p>
          </table:table-cell>
          <table:table-cell office:value-type="float" office:value="1.70484894541934" calcext:value-type="float">
            <text:p>1.70484894541934</text:p>
          </table:table-cell>
          <table:table-cell office:value-type="float" office:value="2.31109125373073" calcext:value-type="float">
            <text:p>2.3110912537307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4 7-6-14(3)</text:p>
          </table:table-cell>
          <table:table-cell office:value-type="float" office:value="4.14678899082569" calcext:value-type="float">
            <text:p>4.14678899082569</text:p>
          </table:table-cell>
          <table:table-cell office:value-type="float" office:value="109" calcext:value-type="float">
            <text:p>109</text:p>
          </table:table-cell>
          <table:table-cell office:value-type="float" office:value="5.98257080610022" calcext:value-type="float">
            <text:p>5.98257080610022</text:p>
          </table:table-cell>
          <table:table-cell office:value-type="float" office:value="1.44269959704629" calcext:value-type="float">
            <text:p>1.44269959704629</text:p>
          </table:table-cell>
          <table:table-cell office:value-type="float" office:value="1.83578181527454" calcext:value-type="float">
            <text:p>1.8357818152745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n 3 Well 4 7-6-14(5)</text:p>
          </table:table-cell>
          <table:table-cell office:value-type="float" office:value="1.34615384615385" calcext:value-type="float">
            <text:p>1.34615384615385</text:p>
          </table:table-cell>
          <table:table-cell office:value-type="float" office:value="104" calcext:value-type="float">
            <text:p>104</text:p>
          </table:table-cell>
          <table:table-cell office:value-type="float" office:value="1.59841577619674" calcext:value-type="float">
            <text:p>1.59841577619674</text:p>
          </table:table-cell>
          <table:table-cell office:value-type="float" office:value="1.1873945766033" calcext:value-type="float">
            <text:p>1.1873945766033</text:p>
          </table:table-cell>
          <table:table-cell office:value-type="float" office:value="0.252261930042898" calcext:value-type="float">
            <text:p>0.25226193004289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3:26:35.936250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 Cielo</meta:initial-creator>
    <meta:creation-date>2014-05-13T13:15:51.203189584</meta:creation-date>
    <dc:date>2014-05-13T14:09:18.490796844</dc:date>
    <dc:creator>Gio Cielo</dc:creator>
    <meta:editing-duration>PT4M5S</meta:editing-duration>
    <meta:editing-cycles>3</meta:editing-cycles>
    <meta:generator>LibreOffice/4.2.3.3$Linux_X86_64 LibreOffice_project/420m0$Build-3</meta:generator>
    <meta:document-statistic meta:table-count="1" meta:cell-count="7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line" chart:style-name="ch1">
        <chart:title svg:x="5.869cm" svg:y="0.316cm" chart:style-name="ch2">
          <text:p>Data Set 2 Sprouting</text:p>
        </chart:title>
        <chart:legend chart:legend-position="end" svg:x="12.969cm" svg:y="3.705cm" style:legend-expansion="high" chart:style-name="ch3"/>
        <chart:plot-area chart:style-name="ch4" table:cell-range-address="Sheet1.B53:Sheet1.C61 Sheet1.A2:Sheet1.A2 Sheet1.C2:Sheet1.C30 Sheet1.A32:Sheet1.A32 Sheet1.C32:Sheet1.C51 Sheet1.A53:Sheet1.A53" chart:data-source-has-labels="both" svg:x="0.77cm" svg:y="1.661cm" svg:width="11.559cm" svg:height="6.744cm">
          <chartooo:coordinate-region svg:x="3.418cm" svg:y="1.86cm" svg:width="8.911cm" svg:height="3.226cm"/>
          <chart:axis chart:dimension="x" chart:name="primary-x" chart:style-name="ch5" chartooo:axis-type="auto">
            <chartooo:date-scale/>
            <chart:categories table:cell-range-address="Sheet1.B53:Sheet1.B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A2:Sheet1.A2" chart:class="chart:line">
            <chart:data-point chart:repeated="29"/>
          </chart:series>
          <chart:series chart:style-name="ch8" chart:values-cell-range-address="Sheet1.C32:Sheet1.C51" chart:label-cell-address="Sheet1.A32:Sheet1.A32" chart:class="chart:line">
            <chart:data-point chart:repeated="20"/>
          </chart:series>
          <chart:series chart:style-name="ch9" chart:values-cell-range-address="Sheet1.C53:Sheet1.C61" chart:label-cell-address="Sheet1.A53:Sheet1.A5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Sheet1.A2:Sheet1.A2</svg:desc>
                </draw:g>
              </table:table-cell>
              <table:table-cell office:value-type="string">
                <text:p>3A</text:p>
                <draw:g>
                  <svg:desc>Sheet1.A32:Sheet1.A32</svg:desc>
                </draw:g>
              </table:table-cell>
              <table:table-cell office:value-type="string">
                <text:p>3nosprouts</text:p>
                <draw:g>
                  <svg:desc>Sheet1.A53:Sheet1.A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lumn 1 Well 3 7-6-13</text:p>
                <draw:g>
                  <svg:desc>Sheet1.B53:Sheet1.B61</svg:desc>
                </draw:g>
              </table:table-cell>
              <table:table-cell office:value-type="float" office:value="0.604347826086956">
                <text:p>0.604347826086956</text:p>
                <draw:g>
                  <svg:desc>Sheet1.C2:Sheet1.C30</svg:desc>
                </draw:g>
              </table:table-cell>
              <table:table-cell office:value-type="float" office:value="2.81954887218045">
                <text:p>2.81954887218045</text:p>
                <draw:g>
                  <svg:desc>Sheet1.C32:Sheet1.C51</svg:desc>
                </draw:g>
              </table:table-cell>
              <table:table-cell office:value-type="float" office:value="0">
                <text:p>0</text:p>
                <draw:g>
                  <svg:desc>Sheet1.C53:Sheet1.C61</svg:desc>
                </draw:g>
              </table:table-cell>
            </table:table-row>
            <table:table-row>
              <table:table-cell office:value-type="string">
                <text:p>Column 1 Well 3 7-6-13(2)</text:p>
              </table:table-cell>
              <table:table-cell office:value-type="float" office:value="1.99615384615385">
                <text:p>1.99615384615385</text:p>
              </table:table-cell>
              <table:table-cell office:value-type="float" office:value="1.34594594594595">
                <text:p>1.34594594594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1 Well 3 7-6-13(3)</text:p>
              </table:table-cell>
              <table:table-cell office:value-type="float" office:value="1.33453237410072">
                <text:p>1.33453237410072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1 Well 3 7-6-13(5)</text:p>
              </table:table-cell>
              <table:table-cell office:value-type="float" office:value="1.52651515151515">
                <text:p>1.52651515151515</text:p>
              </table:table-cell>
              <table:table-cell office:value-type="float" office:value="3.45161290322581">
                <text:p>3.4516129032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1 Well 4 7-6-13</text:p>
              </table:table-cell>
              <table:table-cell office:value-type="float" office:value="3.88986784140969">
                <text:p>3.88986784140969</text:p>
              </table:table-cell>
              <table:table-cell office:value-type="float" office:value="0.834710743801653">
                <text:p>0.83471074380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1 Well 4 7-6-13(2)</text:p>
              </table:table-cell>
              <table:table-cell office:value-type="float" office:value="2.85060975609756">
                <text:p>2.85060975609756</text:p>
              </table:table-cell>
              <table:table-cell office:value-type="float" office:value="2.890625">
                <text:p>2.890625</text:p>
              </table:table-cell>
              <table:table-cell office:value-type="float" office:value="0.00719424460431655">
                <text:p>0.00719424460431655</text:p>
              </table:table-cell>
            </table:table-row>
            <table:table-row>
              <table:table-cell office:value-type="string">
                <text:p>Column 1 Well 4 7-6-13(3)</text:p>
              </table:table-cell>
              <table:table-cell office:value-type="float" office:value="2.34468085106383">
                <text:p>2.34468085106383</text:p>
              </table:table-cell>
              <table:table-cell office:value-type="float" office:value="1.10924369747899">
                <text:p>1.10924369747899</text:p>
              </table:table-cell>
              <table:table-cell office:value-type="float" office:value="0.154761904761905">
                <text:p>0.154761904761905</text:p>
              </table:table-cell>
            </table:table-row>
            <table:table-row>
              <table:table-cell office:value-type="string">
                <text:p>Column 1 Well 4 7-6-13(4)</text:p>
              </table:table-cell>
              <table:table-cell office:value-type="float" office:value="3.58823529411765">
                <text:p>3.58823529411765</text:p>
              </table:table-cell>
              <table:table-cell office:value-type="float" office:value="3.29752066115702">
                <text:p>3.2975206611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1 Well 4 7-6-13(5)</text:p>
              </table:table-cell>
              <table:table-cell office:value-type="float" office:value="2.25691699604743">
                <text:p>2.25691699604743</text:p>
              </table:table-cell>
              <table:table-cell office:value-type="float" office:value="4.99090909090909">
                <text:p>4.99090909090909</text:p>
              </table:table-cell>
              <table:table-cell office:value-type="float" office:value="0.0221729490022173">
                <text:p>0.0221729490022173</text:p>
              </table:table-cell>
            </table:table-row>
            <table:table-row>
              <table:table-cell office:value-type="string"/>
              <table:table-cell office:value-type="float" office:value="0.853913043478261">
                <text:p>0.853913043478261</text:p>
              </table:table-cell>
              <table:table-cell office:value-type="float" office:value="1.81617647058824">
                <text:p>1.816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511811023622">
                <text:p>1.5511811023622</text:p>
              </table:table-cell>
              <table:table-cell office:value-type="float" office:value="3.75182481751825">
                <text:p>3.7518248175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9056603773585">
                <text:p>3.49056603773585</text:p>
              </table:table-cell>
              <table:table-cell office:value-type="float" office:value="3.13888888888889">
                <text:p>3.13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7179487179487">
                <text:p>1.37179487179487</text:p>
              </table:table-cell>
              <table:table-cell office:value-type="float" office:value="2.72297297297297">
                <text:p>2.72297297297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796992481203">
                <text:p>1.8796992481203</text:p>
              </table:table-cell>
              <table:table-cell office:value-type="float" office:value="2.47802197802198">
                <text:p>2.4780219780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9004524886878">
                <text:p>2.19004524886878</text:p>
              </table:table-cell>
              <table:table-cell office:value-type="float" office:value="3.87647058823529">
                <text:p>3.876470588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8723404255319">
                <text:p>0.578723404255319</text:p>
              </table:table-cell>
              <table:table-cell office:value-type="float" office:value="3.30973451327434">
                <text:p>3.30973451327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4">
                <text:p>2.384</text:p>
              </table:table-cell>
              <table:table-cell office:value-type="float" office:value="3.00888888888889">
                <text:p>3.00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4826254826255">
                <text:p>6.54826254826255</text:p>
              </table:table-cell>
              <table:table-cell office:value-type="float" office:value="4.75555555555556">
                <text:p>4.7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4918032786885">
                <text:p>3.54918032786885</text:p>
              </table:table-cell>
              <table:table-cell office:value-type="float" office:value="3.42735042735043">
                <text:p>3.42735042735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136150234742">
                <text:p>1.67136150234742</text:p>
              </table:table-cell>
              <table:table-cell office:value-type="float" office:value="3.03759398496241">
                <text:p>3.03759398496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4661654135338">
                <text:p>1.6466165413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41777777777778">
                <text:p>8.41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5112107623318">
                <text:p>1.25112107623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2806324110672">
                <text:p>0.93280632411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7307692307692">
                <text:p>2.17307692307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3589743589743">
                <text:p>0.54358974358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3589743589743">
                <text:p>0.543589743589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906976744186">
                <text:p>1.39069767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